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46.16mm" svg:y="1mm">
            <draw:object draw:notify-on-update-of-ranges="Hoja1.A1:Hoja1.A12 Hoja1.B1:Hoja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3.52mm" svg:y="99.99mm">
            <draw:object draw:notify-on-update-of-ranges="Hoja1.B25:Hoja1.B36 Hoja1.C25:Hoja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5.98mm" svg:y="199.6mm">
            <draw:object draw:notify-on-update-of-ranges="Hoja1.E55:Hoja1.E63 Hoja1.F55:Hoja1.F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33.27mm" svg:y="200.13mm">
            <draw:object draw:notify-on-update-of-ranges="Hoja1.K55:Hoja1.K63 Hoja1.L55:Hoja1.L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,4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3" calcext:value-type="float">
            <text:p>4,0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85" calcext:value-type="float">
            <text:p>3,28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35" calcext:value-type="float">
            <text:p>3,03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75" calcext:value-type="float">
            <text:p>2,97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05" calcext:value-type="float">
            <text:p>2,90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1" calcext:value-type="float">
            <text:p>3,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2" calcext:value-type="float">
            <text:p>2,9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45" calcext:value-type="float">
            <text:p>2,94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85" calcext:value-type="float">
            <text:p>2,98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25" calcext:value-type="float">
            <text:p>3,12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0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73394495412844" calcext:value-type="float">
            <text:p>0,9733944954128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31637717121588" calcext:value-type="float">
            <text:p>1,316377171215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1491628614916" calcext:value-type="float">
            <text:p>1,614916286149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4794069192751" calcext:value-type="float">
            <text:p>1,747940691927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78319327731092" calcext:value-type="float">
            <text:p>1,783193277310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82616179001721" calcext:value-type="float">
            <text:p>1,82616179001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7624584717608" calcext:value-type="float">
            <text:p>1,76245847176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81678082191781" calcext:value-type="float">
            <text:p>1,816780821917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80135823429542" calcext:value-type="float">
            <text:p>1,80135823429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7721943048576" calcext:value-type="float">
            <text:p>1,777219430485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6976" calcext:value-type="float">
            <text:p>1,6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578125" calcext:value-type="float">
            <text:p>1,6578125</text:p>
          </table:table-cell>
          <table:table-cell table:number-columns-repeated="9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095" calcext:value-type="float">
            <text:p>6,0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05988515176374" calcext:value-type="float">
            <text:p>1,0598851517637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.135" calcext:value-type="float">
            <text:p>6,13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05297473512632" calcext:value-type="float">
            <text:p>1,0529747351263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.235" calcext:value-type="float">
            <text:p>6,2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03608660785886" calcext:value-type="float">
            <text:p>1,03608660785886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.195" calcext:value-type="float">
            <text:p>6,19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04277643260694" calcext:value-type="float">
            <text:p>1,0427764326069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.29" calcext:value-type="float">
            <text:p>6,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02702702702703" calcext:value-type="float">
            <text:p>1,0270270270270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.435" calcext:value-type="float">
            <text:p>6,4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003885003885" calcext:value-type="float">
            <text:p>1,00388500388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,4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.0015503875969" calcext:value-type="float">
            <text:p>1,001550387596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.475" calcext:value-type="float">
            <text:p>6,47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997683397683398" calcext:value-type="float">
            <text:p>0,99768339768339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.66" calcext:value-type="float">
            <text:p>6,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96996996996997" calcext:value-type="float">
            <text:p>0,96996996996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4:54:12.589769464</meta:creation-date>
    <dc:date>2018-12-22T15:27:08.653300389</dc:date>
    <meta:editing-duration>PT1M12S</meta:editing-duration>
    <meta:editing-cycles>1</meta:editing-cycles>
    <meta:document-statistic meta:table-count="1" meta:cell-count="84" meta:object-count="4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Elapsed Time</text:p>
        </chart:title>
        <chart:subtitle svg:x="7.361cm" svg:y="1.275cm" chart:style-name="ch3">
          <text:p>Jacobi</text:p>
        </chart:subtitle>
        <chart:plot-area chart:style-name="ch4" table:cell-range-address="Hoja1.A1:Hoja1.B12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Hoja1.B1:Hoja1.B12" chart:class="chart:scatter">
            <chart:domain table:cell-range-address="Hoja1.A1:Hoja1.A1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:Hoja1.A12</svg:desc>
                </draw:g>
              </table:table-cell>
              <table:table-cell office:value-type="float" office:value="5.45">
                <text:p>5.45</text:p>
                <draw:g>
                  <svg:desc>Hoja1.B1:Hoja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Speed-up</text:p>
        </chart:title>
        <chart:subtitle svg:x="7.361cm" svg:y="1.275cm" chart:style-name="ch3">
          <text:p>Jacobi</text:p>
        </chart:subtitle>
        <chart:plot-area chart:style-name="ch4" table:cell-range-address="Hoja1.B25:Hoja1.C36" svg:x="1.331cm" svg:y="2.138cm" svg:width="14.349cm" svg:height="5.701cm">
          <chartooo:coordinate-region svg:x="2.058cm" svg:y="2.337cm" svg:width="13.435cm" svg:height="4.85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76cm" chart:style-name="ch7">
              <text:p>Speed-up</text:p>
            </chart:title>
            <chart:grid chart:style-name="ch8" chart:class="major"/>
          </chart:axis>
          <chart:series chart:style-name="ch9" chart:values-cell-range-address="Hoja1.C25:Hoja1.C36" chart:class="chart:scatter">
            <chart:domain table:cell-range-address="Hoja1.B25:Hoja1.B36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5:Hoja1.B36</svg:desc>
                </draw:g>
              </table:table-cell>
              <table:table-cell office:value-type="float" office:value="0.973394495412844">
                <text:p>0.973394495412844</text:p>
                <draw:g>
                  <svg:desc>Hoja1.C25:Hoja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637717121588">
                <text:p>1.31637717121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1491628614916">
                <text:p>1.61491628614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4794069192751">
                <text:p>1.74794069192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78319327731092">
                <text:p>1.78319327731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2616179001721">
                <text:p>1.82616179001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624584717608">
                <text:p>1.7624584717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1678082191781">
                <text:p>1.81678082191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0135823429542">
                <text:p>1.80135823429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77721943048576">
                <text:p>1.77721943048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976">
                <text:p>1.6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6578125">
                <text:p>1.65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Elapsed Time</text:p>
        </chart:title>
        <chart:subtitle svg:x="7.348cm" svg:y="1.275cm" chart:style-name="ch3">
          <text:p>Gauss</text:p>
        </chart:subtitle>
        <chart:plot-area chart:style-name="ch4" table:cell-range-address="Hoja1.E55:Hoja1.F63" svg:x="1.331cm" svg:y="2.138cm" svg:width="14.349cm" svg:height="5.701cm">
          <chartooo:coordinate-region svg:x="2.058cm" svg:y="2.338cm" svg:width="13.435cm" svg:height="4.85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35cm" chart:style-name="ch7">
              <text:p>time</text:p>
            </chart:title>
            <chart:grid chart:style-name="ch8" chart:class="major"/>
          </chart:axis>
          <chart:series chart:style-name="ch9" chart:values-cell-range-address="Hoja1.F55:Hoja1.F63" chart:class="chart:scatter">
            <chart:domain table:cell-range-address="Hoja1.E55:Hoja1.E6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E55:Hoja1.E63</svg:desc>
                </draw:g>
              </table:table-cell>
              <table:table-cell office:value-type="float" office:value="6.095">
                <text:p>6.095</text:p>
                <draw:g>
                  <svg:desc>Hoja1.F55:Hoja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35">
                <text:p>6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35">
                <text:p>6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95">
                <text:p>6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435">
                <text:p>6.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75">
                <text:p>6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66">
                <text:p>6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Speed-up</text:p>
        </chart:title>
        <chart:subtitle svg:x="7.348cm" svg:y="1.275cm" chart:style-name="ch3">
          <text:p>Gauss</text:p>
        </chart:subtitle>
        <chart:plot-area chart:style-name="ch4" table:cell-range-address="Hoja1.K55:Hoja1.L63" svg:x="1.331cm" svg:y="2.138cm" svg:width="14.349cm" svg:height="5.701cm">
          <chartooo:coordinate-region svg:x="2.243cm" svg:y="2.337cm" svg:width="13.251cm" svg:height="4.85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Hoja1.L55:Hoja1.L63" chart:class="chart:scatter">
            <chart:domain table:cell-range-address="Hoja1.K55:Hoja1.K6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K55:Hoja1.K63</svg:desc>
                </draw:g>
              </table:table-cell>
              <table:table-cell office:value-type="float" office:value="1.05988515176374">
                <text:p>1.05988515176374</text:p>
                <draw:g>
                  <svg:desc>Hoja1.L55:Hoja1.L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5297473512632">
                <text:p>1.05297473512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3608660785886">
                <text:p>1.03608660785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4277643260694">
                <text:p>1.04277643260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702702702703">
                <text:p>1.02702702702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03885003885">
                <text:p>1.00388500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15503875969">
                <text:p>1.0015503875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7683397683398">
                <text:p>0.997683397683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996996996997">
                <text:p>0.96996996996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